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bba" officeooo:paragraph-rsid="001e8f9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5bba" officeooo:paragraph-rsid="001a5bb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48ee" officeooo:paragraph-rsid="001c48e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8f93" officeooo:paragraph-rsid="001e8f9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e8f93" officeooo:paragraph-rsid="001e8f9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5bba" officeooo:paragraph-rsid="001a5bb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5bba" officeooo:paragraph-rsid="001b30e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48ee" officeooo:paragraph-rsid="001c48e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6aa6" officeooo:paragraph-rsid="00206aa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06aa6" officeooo:paragraph-rsid="0021140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1140c" officeooo:paragraph-rsid="0021140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17389" officeooo:paragraph-rsid="0021738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7389" officeooo:paragraph-rsid="0021738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37945" officeooo:paragraph-rsid="0023794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8ee" style:font-weight-asian="bold" style:font-weight-complex="bold"/>
    </style:style>
    <style:style style:name="T3" style:family="text">
      <style:text-properties officeooo:rsid="001aa892"/>
    </style:style>
    <style:style style:name="T4" style:family="text">
      <style:text-properties fo:font-style="italic" officeooo:rsid="001aa892" style:font-style-asian="italic" style:font-style-complex="italic"/>
    </style:style>
    <style:style style:name="T5" style:family="text">
      <style:text-properties officeooo:rsid="001b30e2"/>
    </style:style>
    <style:style style:name="T6" style:family="text">
      <style:text-properties officeooo:rsid="001c48ee"/>
    </style:style>
    <style:style style:name="T7" style:family="text">
      <style:text-properties officeooo:rsid="001e8f93"/>
    </style:style>
    <style:style style:name="T8" style:family="text">
      <style:text-properties officeooo:rsid="0021140c"/>
    </style:style>
    <style:style style:name="T9" style:family="text">
      <style:text-properties officeooo:rsid="002173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оздание новой популяции</text:p>
      <text:p text:style-name="P1"><text:tab/>Новая популяция формируется случайно. Нужно предусмотреть возможность добавления сохраненных игроком особей в новую популяцию. <text:span text:style-name="T7">Добавление пользовательской особи может быть, как простым добавлением особи, так и «добавлением со скрещиванием»</text:span>, <text:span text:style-name="T7">т.е. сразу при добавлении пользовательская особь скрещивается с остальными особями популяции, и их потомки формируют начальную популяцию. </text:span>Размер популяции нужно <text:span text:style-name="T7">выбрать</text:span> исходя из тестов.</text:p>
      <text:p text:style-name="P2">Параметры эволюции.</text:p>
      <text:p text:style-name="P6"><text:tab/><text:span text:style-name="T1">Сила мутаций</text:span> — определяет какой процент генов изменится при мутации (или насколько большой участок хромосомы).</text:p>
      <text:p text:style-name="P6"><text:tab/><text:span text:style-name="T5">Настраивается игроком. Диапазон надо подобрать опытным путем.</text:span></text:p>
      <text:p text:style-name="P6"><text:tab/><text:span text:style-name="T1">Частота мутаций — </text:span>определяет какой процент <text:span text:style-name="T3">потомков</text:span> популяции будет подвергну<text:span text:style-name="T3">т мутации.</text:span> </text:p>
      <text:p text:style-name="P6"><text:tab/><text:span text:style-name="T5">Настраивается игроком в диапазоне от 0 до 100%</text:span></text:p>
      <text:p text:style-name="P6"><text:tab/><text:span text:style-name="T1">Вид скрещивания (кроссовера):</text:span></text:p>
      <text:p text:style-name="P6"><text:tab/><text:tab/><text:span text:style-name="T4">Одноточечный</text:span><text:span text:style-name="T3"> — выбирается случайная точка хромосомы, которая разрывает <text:tab/><text:tab/>хромосомы предков на две части, затем происходит обмен участками.</text:span></text:p>
      <text:p text:style-name="P6"><text:tab/><text:tab/><text:span text:style-name="T4">Двухточечный</text:span><text:span text:style-name="T3"> — выбираются две случайные точки хромосомы. Происходит <text:tab/><text:tab/>обмен участками, заключенными между этих точек.</text:span></text:p>
      <text:p text:style-name="P6"><text:tab/><text:tab/><text:span text:style-name="T4">Случайный</text:span><text:span text:style-name="T3"> — происходит обмен случайными генами хромосом.</text:span></text:p>
      <text:p text:style-name="P6"><text:tab/><text:span text:style-name="T5">Настраивается игроком. Выбирается либо один метод, либо несколько, которые будут срабатывать случайным образом.</text:span></text:p>
      <text:p text:style-name="P6"><text:tab/><text:span text:style-name="T1">Отбор элитных особей</text:span> — <text:span text:style-name="T3">один либо несколько предков популяции переходят без изменения в популяцию потомков, а также имеют шанс дать потомков на общих условиях.</text:span></text:p>
      <text:p text:style-name="P7"><text:tab/><text:span text:style-name="T5">Настраивается игроком. (Да/Нет), (Количество)</text:span></text:p>
      <text:p text:style-name="P6"><text:tab/><text:span text:style-name="T1">Отбор везунчиков —</text:span> <text:span text:style-name="T5">для сохранения разнообразия генов в популяции можно отбирать особей популяции, которые максимально непохожи на лидера и принудительно скрещивать, например с лидером. Хотя, что конкретно делать с везунчиками надо тестить.</text:span></text:p>
      <text:p text:style-name="P6"><text:tab/><text:span text:style-name="T5">Настраивается игроком. (Да/Нет), (Количество)</text:span></text:p>
      <text:p text:style-name="P6"><text:tab/><text:span text:style-name="T2">Тренеры популяции</text:span><text:span text:style-name="T6"> — одна или несколько особей, с которыми сражаются все особи популяции для определения значения фитнесс функции.</text:span></text:p>
      <text:p text:style-name="P6"><text:tab/><text:span text:style-name="T6">Настраивается игроком. (Да/Нет), (Количество), (Экземпляры тренеров). В частном случае тренером популяции может быть лидер популяции. Если тренера нет используем вначале бои всех со всеми для корректного определения фитнесс функции. В дальнейшем требуется оптимизация.</text:span></text:p>
      <text:p text:style-name="P3">Фитнесс функция</text:p>
      <text:p text:style-name="P8"><text:tab/><text:span text:style-name="T7">Фитнесс функция представляет собой сумму очков, набранных особью, за все бои проведенные во время обсчета эволюции (при условии одинакового количества боев для всех особей популяции)</text:span></text:p>
      <text:p text:style-name="P4">Алгоритм эволюции</text:p>
      <text:p text:style-name="P5"/>
      <text:p text:style-name="P9">НАЧАЛО</text:p>
      <text:p text:style-name="P9">Формирование начальной популяции</text:p>
      <text:p text:style-name="P9">НАЧАЛО ЦИКЛА (количество поколений&lt;максимум поколений || время эволюции&lt;<text:span text:style-name="T8">максимум времени эволюции</text:span>)</text:p>
      <text:p text:style-name="P11">Подсчет фитнесс функции (проведение боев по принятой схеме)</text:p>
      <text:p text:style-name="P11">Спаривание и формирование нового поколения</text:p>
      <text:p text:style-name="P11">КОНЕЦ ЦИКЛА</text:p>
      <text:p text:style-name="P11">КОНЕЦ</text:p>
      <text:p text:style-name="P11"/>
      <text:p text:style-name="P11"/>
      <text:p text:style-name="P11"/>
      <text:p text:style-name="P11"><text:soft-page-break/>Спаривание и формирование нового поколения</text:p>
      <text:p text:style-name="P10">НАЧАЛО</text:p>
      <text:p text:style-name="P12">ЕСЛИ (Отбор элитных == TRUE)</text:p>
      <text:p text:style-name="P11">Выбор элитных особей и перенос их в новое поколение</text:p>
      <text:p text:style-name="P12">ЕСЛИ (Отбор везунчиков == TRUE)</text:p>
      <text:p text:style-name="P11">Выбор <text:span text:style-name="T9">везунчиков и скрещивание их</text:span></text:p>
      <text:p text:style-name="P12">НАЧАЛО ЦИКЛА(до заполнения популяции потомков)</text:p>
      <text:p text:style-name="P12">Выбор первого родителя /*вероятность прямопропорциональна <text:s/>значению фитнесс функции*/</text:p>
      <text:p text:style-name="P12">Выбор второго родителя //случайно, либо аналогично первому</text:p>
      <text:p text:style-name="P12">Скрещивание родителей и запись потомков в новую популяцию</text:p>
      <text:p text:style-name="P14">Мутация всех кроме элиты</text:p>
      <text:p text:style-name="P12">КОНЕЦ ЦИКЛА</text:p>
      <text:p text:style-name="P11">КОНЕ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9:58:06.489979829</meta:creation-date>
    <dc:date>2016-02-14T23:02:20.041166057</dc:date>
    <meta:editing-duration>PT1M4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383" meta:character-count="3074" meta:non-whitespace-character-count="2698"/>
  </office:meta>
</office:document-meta>
</file>